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ibreOffice Impress 6.0.7.3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리브레오피스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4:06:04.734111030</meta:creation-date>
    <dc:date>2019-04-20T14:06:41.319735615</dc:date>
    <meta:editing-duration>PT37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